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 Roman 12" svg:font-family="'LM Roman 12'"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LM Roman 12" fo:font-weight="bold" officeooo:paragraph-rsid="000765f4" style:font-weight-asian="bold" style:font-weight-complex="bold"/>
    </style:style>
    <style:style style:name="P2" style:family="paragraph" style:parent-style-name="Standard">
      <style:paragraph-properties fo:text-align="justify" style:justify-single-word="false"/>
      <style:text-properties style:font-name="LM Roman 12" fo:font-weight="bold" officeooo:paragraph-rsid="00095e15" style:font-weight-asian="bold" style:font-weight-complex="bold"/>
    </style:style>
    <style:style style:name="P3" style:family="paragraph" style:parent-style-name="Standard">
      <style:paragraph-properties fo:text-align="justify" style:justify-single-word="false"/>
      <style:text-properties style:font-name="LM Roman 12" officeooo:paragraph-rsid="000765f4"/>
    </style:style>
    <style:style style:name="P4" style:family="paragraph" style:parent-style-name="Standard">
      <style:paragraph-properties fo:text-align="justify" style:justify-single-word="false"/>
      <style:text-properties style:font-name="LM Roman 12" fo:font-weight="normal" officeooo:paragraph-rsid="0013179f" style:font-weight-asian="normal" style:font-weight-complex="normal"/>
    </style:style>
    <style:style style:name="P5" style:family="paragraph" style:parent-style-name="Standard" style:list-style-name="L3">
      <style:paragraph-properties fo:text-align="justify" style:justify-single-word="false"/>
      <style:text-properties style:font-name="LM Roman 12" fo:font-weight="normal" officeooo:paragraph-rsid="0013179f" style:font-weight-asian="normal" style:font-weight-complex="normal"/>
    </style:style>
    <style:style style:name="P6" style:family="paragraph" style:parent-style-name="Standard" style:list-style-name="L3">
      <style:paragraph-properties fo:text-align="justify" style:justify-single-word="false"/>
      <style:text-properties style:font-name="LM Roman 12" fo:font-weight="normal" officeooo:paragraph-rsid="0013684e" style:font-weight-asian="normal" style:font-weight-complex="normal"/>
    </style:style>
    <style:style style:name="P7" style:family="paragraph" style:parent-style-name="Standard">
      <style:paragraph-properties fo:text-align="justify" style:justify-single-word="false"/>
      <style:text-properties fo:font-weight="bold" officeooo:paragraph-rsid="00095e15" style:font-weight-asian="bold" style:font-weight-complex="bold"/>
    </style:style>
    <style:style style:name="P8" style:family="paragraph" style:parent-style-name="Standard">
      <style:paragraph-properties fo:text-align="justify" style:justify-single-word="false"/>
      <style:text-properties fo:font-weight="normal" officeooo:paragraph-rsid="000ad69a" style:font-weight-asian="normal" style:font-weight-complex="normal"/>
    </style:style>
    <style:style style:name="P9" style:family="paragraph" style:parent-style-name="Standard">
      <style:paragraph-properties fo:text-align="justify" style:justify-single-word="false"/>
      <style:text-properties fo:font-weight="normal" officeooo:paragraph-rsid="00127eff" style:font-weight-asian="normal" style:font-weight-complex="normal"/>
    </style:style>
    <style:style style:name="P10" style:family="paragraph" style:parent-style-name="Standard">
      <style:paragraph-properties fo:text-align="justify" style:justify-single-word="false"/>
      <style:text-properties fo:font-weight="normal" officeooo:paragraph-rsid="000e2fa2" style:font-weight-asian="normal" style:font-weight-complex="normal"/>
    </style:style>
    <style:style style:name="P11" style:family="paragraph" style:parent-style-name="Standard">
      <style:paragraph-properties fo:text-align="justify" style:justify-single-word="false"/>
      <style:text-properties fo:font-weight="normal" officeooo:paragraph-rsid="00111402" style:font-weight-asian="normal" style:font-weight-complex="normal"/>
    </style:style>
    <style:style style:name="P12" style:family="paragraph" style:parent-style-name="Standard">
      <style:paragraph-properties fo:text-align="justify" style:justify-single-word="false"/>
      <style:text-properties fo:font-weight="normal" officeooo:paragraph-rsid="0013684e" style:font-weight-asian="normal" style:font-weight-complex="normal"/>
    </style:style>
    <style:style style:name="P13" style:family="paragraph" style:parent-style-name="Standard" style:list-style-name="L2">
      <style:paragraph-properties fo:text-align="justify" style:justify-single-word="false"/>
      <style:text-properties officeooo:paragraph-rsid="00086f70"/>
    </style:style>
    <style:style style:name="P14" style:family="paragraph" style:parent-style-name="Standard" style:list-style-name="L2">
      <style:paragraph-properties fo:text-align="justify" style:justify-single-word="false"/>
      <style:text-properties officeooo:paragraph-rsid="00092a73"/>
    </style:style>
    <style:style style:name="P15" style:family="paragraph" style:parent-style-name="Standard" style:list-style-name="L2">
      <style:paragraph-properties fo:text-align="justify" style:justify-single-word="false"/>
      <style:text-properties officeooo:paragraph-rsid="00095e15"/>
    </style:style>
    <style:style style:name="P16" style:family="paragraph" style:parent-style-name="Standard">
      <style:paragraph-properties fo:text-align="justify" style:justify-single-word="false"/>
      <style:text-properties officeooo:paragraph-rsid="00095e15"/>
    </style:style>
    <style:style style:name="P17" style:family="paragraph" style:parent-style-name="Standard">
      <style:paragraph-properties fo:text-align="justify" style:justify-single-word="false"/>
      <style:text-properties officeooo:paragraph-rsid="000ad69a"/>
    </style:style>
    <style:style style:name="P18" style:family="paragraph" style:parent-style-name="Standard">
      <style:paragraph-properties fo:margin-left="0.4925in" fo:margin-right="0in" fo:text-align="justify" style:justify-single-word="false" fo:text-indent="0in" style:auto-text-indent="false"/>
      <style:text-properties fo:font-weight="normal" officeooo:paragraph-rsid="000c8473" style:font-weight-asian="normal" style:font-weight-complex="normal"/>
    </style:style>
    <style:style style:name="P19" style:family="paragraph" style:parent-style-name="Standard">
      <style:paragraph-properties fo:margin-left="0.4925in" fo:margin-right="0in" fo:text-align="justify" style:justify-single-word="false" fo:text-indent="0in" style:auto-text-indent="false"/>
      <style:text-properties fo:font-weight="normal" officeooo:paragraph-rsid="00111402" style:font-weight-asian="normal" style:font-weight-complex="normal"/>
    </style:style>
    <style:style style:name="P20" style:family="paragraph" style:parent-style-name="Standard">
      <style:paragraph-properties fo:margin-left="0.4925in" fo:margin-right="0in" fo:text-align="justify" style:justify-single-word="false" fo:text-indent="0in" style:auto-text-indent="false"/>
      <style:text-properties fo:font-weight="normal" officeooo:paragraph-rsid="0012d49f" style:font-weight-asian="normal" style:font-weight-complex="normal"/>
    </style:style>
    <style:style style:name="P21" style:family="paragraph" style:parent-style-name="Standard">
      <style:paragraph-properties fo:margin-left="0.4925in" fo:margin-right="0in" fo:text-align="justify" style:justify-single-word="false" fo:text-indent="0in" style:auto-text-indent="false"/>
      <style:text-properties fo:font-weight="normal" officeooo:paragraph-rsid="0013684e" style:font-weight-asian="normal" style:font-weight-complex="normal"/>
    </style:style>
    <style:style style:name="P22" style:family="paragraph" style:parent-style-name="Standard">
      <style:paragraph-properties fo:margin-left="0.4925in" fo:margin-right="0in" fo:text-align="justify" style:justify-single-word="false" fo:text-indent="0in" style:auto-text-indent="false"/>
      <style:text-properties fo:font-weight="normal" officeooo:paragraph-rsid="0018a800" style:font-weight-asian="normal"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fo:font-weight="normal" officeooo:paragraph-rsid="000ee4b0" style:font-weight-asian="normal" style:font-weight-complex="normal"/>
    </style:style>
    <style:style style:name="P24" style:family="paragraph" style:parent-style-name="Standard">
      <style:paragraph-properties fo:margin-left="0in" fo:margin-right="0in" fo:text-align="justify" style:justify-single-word="false" fo:text-indent="0in" style:auto-text-indent="false"/>
      <style:text-properties fo:font-weight="normal" officeooo:paragraph-rsid="00127eff" style:font-weight-asian="normal" style:font-weight-complex="normal"/>
    </style:style>
    <style:style style:name="T1" style:family="text">
      <style:text-properties officeooo:rsid="000765f4"/>
    </style:style>
    <style:style style:name="T2" style:family="text">
      <style:text-properties officeooo:rsid="00086f70"/>
    </style:style>
    <style:style style:name="T3" style:family="text">
      <style:text-properties style:font-name="LM Roman 12" officeooo:rsid="00086f70"/>
    </style:style>
    <style:style style:name="T4" style:family="text">
      <style:text-properties style:font-name="LM Roman 12" officeooo:rsid="00092a73"/>
    </style:style>
    <style:style style:name="T5" style:family="text">
      <style:text-properties style:font-name="LM Roman 12" officeooo:rsid="00095e15"/>
    </style:style>
    <style:style style:name="T6" style:family="text">
      <style:text-properties style:font-name="LM Roman 12" officeooo:rsid="000ad69a"/>
    </style:style>
    <style:style style:name="T7" style:family="text">
      <style:text-properties style:font-name="LM Roman 12" officeooo:rsid="000c8473"/>
    </style:style>
    <style:style style:name="T8" style:family="text">
      <style:text-properties style:font-name="LM Roman 12" officeooo:rsid="000e2fa2"/>
    </style:style>
    <style:style style:name="T9" style:family="text">
      <style:text-properties style:font-name="LM Roman 12" officeooo:rsid="000ee4b0"/>
    </style:style>
    <style:style style:name="T10" style:family="text">
      <style:text-properties style:font-name="LM Roman 12" officeooo:rsid="001032aa"/>
    </style:style>
    <style:style style:name="T11" style:family="text">
      <style:text-properties style:font-name="LM Roman 12" officeooo:rsid="00111402"/>
    </style:style>
    <style:style style:name="T12" style:family="text">
      <style:text-properties style:font-name="LM Roman 12" officeooo:rsid="00127eff"/>
    </style:style>
    <style:style style:name="T13" style:family="text">
      <style:text-properties style:font-name="LM Roman 12" officeooo:rsid="0012d49f"/>
    </style:style>
    <style:style style:name="T14" style:family="text">
      <style:text-properties style:font-name="LM Roman 12" officeooo:rsid="0012fbde"/>
    </style:style>
    <style:style style:name="T15" style:family="text">
      <style:text-properties style:font-name="LM Roman 12" officeooo:rsid="0013684e"/>
    </style:style>
    <style:style style:name="T16" style:family="text">
      <style:text-properties style:font-name="LM Roman 12" officeooo:rsid="0017b7c6"/>
    </style:style>
    <style:style style:name="T17" style:family="text">
      <style:text-properties style:font-name="LM Roman 12" officeooo:rsid="00183b58"/>
    </style:style>
    <style:style style:name="T18" style:family="text">
      <style:text-properties style:font-name="LM Roman 12" officeooo:rsid="0018a800"/>
    </style:style>
    <style:style style:name="T19" style:family="text">
      <style:text-properties officeooo:rsid="00095e15"/>
    </style:style>
    <style:style style:name="T20" style:family="text">
      <style:text-properties officeooo:rsid="00111402"/>
    </style:style>
    <style:style style:name="T21" style:family="text">
      <style:text-properties officeooo:rsid="0013179f"/>
    </style:style>
    <style:style style:name="T22" style:family="text">
      <style:text-properties officeooo:rsid="0013684e"/>
    </style:style>
    <style:style style:name="T23" style:family="text">
      <style:text-properties officeooo:rsid="00149d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5-440 Distributed Systems</text:span></text:p>
      <text:p text:style-name="P3"><text:span text:style-name="T1">Alex Cappiello (acappiel)</text:span></text:p>
      <text:p text:style-name="P3"><text:span text:style-name="T1">Michael Ryan (mer1)</text:span></text:p>
      <text:p text:style-name="P3"><text:span text:style-name="T1"/></text:p>
      <text:p text:style-name="P1"><text:span text:style-name="T1">Lab 3: Distributed File System and MapReduce</text:span></text:p>
      <text:p text:style-name="P3"><text:span text:style-name="T1"/></text:p>
      <text:p text:style-name="P3"><text:span text:style-name="T1">The object of this lab was twofold. First, the design and implementation of a distributed file system </text:span><text:span text:style-name="T2">(DFS)</text:span><text:span text:style-name="T1">. Second, the development of a MapReduce </text:span><text:span text:style-name="T20">(MR)</text:span><text:span text:style-name="T1"> framework </text:span><text:span text:style-name="T2">to run parallel compuations. Major objective</text:span><text:span text:style-name="T23">s</text:span><text:span text:style-name="T2"> include:</text:span></text:p>
      <text:p text:style-name="P3"><text:span text:style-name="T2"/></text:p>
      <text:list xml:id="list4118994761378659879" text:style-name="L2">
        <text:list-item>
          <text:p text:style-name="P13"><text:bookmark-start text:name="__DdeLink__1_1502096520"/><text:span text:style-name="T3">The distributed file system supports replication of files across multiple data nodes.</text:span></text:p>
        </text:list-item>
        <text:list-item>
          <text:p text:style-name="P13"><text:span text:style-name="T3">Maximizing efficiency by scheduling work to keep map and reduce nodes as busy as possible and assigning work that is location aware, so that IO to the DFS is minimized.</text:span></text:p>
        </text:list-item>
        <text:list-item>
          <text:p text:style-name="P13"><text:span text:style-name="T3">Maximizing throughput by taking advantage of multiple cores on a single node.</text:span></text:p>
        </text:list-item>
        <text:list-item>
          <text:p text:style-name="P14"><text:span text:style-name="T4">Handle failures on map/reduce nodes by restarting failed jobs.</text:span></text:p>
        </text:list-item>
        <text:list-item>
          <text:p text:style-name="P15"><text:span text:style-name="T5">Define an API for MapReduce tasks.</text:span></text:p>
        </text:list-item>
        <text:list-item>
          <text:p text:style-name="P15"><text:span text:style-name="T5">Implement management tools for administrative tasks.</text:span><text:bookmark-end text:name="__DdeLink__1_1502096520"/></text:p>
        </text:list-item>
      </text:list>
      <text:p text:style-name="P16"><text:span text:style-name="T5"/></text:p>
      <text:p text:style-name="P7"><text:span text:style-name="T5">I. Definition of System Components</text:span></text:p>
      <text:p text:style-name="P7"><text:span text:style-name="T5"/></text:p>
      <text:p text:style-name="P8"><text:span text:style-name="T6">DFS: Name node</text:span></text:p>
      <text:p text:style-name="P8"><text:span text:style-name="T6"/></text:p>
      <text:p text:style-name="P22"><text:span text:style-name="T6">Holds all of the meta-</text:span><text:span text:style-name="T14">data</text:span><text:span text:style-name="T6"> about the files and data nodes currently on the DFS. Any file operation will first (internally) </text:span><text:span text:style-name="T7">contact the name node and subsequently communicate with the relevant data node(s). The name node initially waits for all data nodes to connect before serving client requests. </text:span><text:span text:style-name="T14">The name node is responsible for both looking up existing files and determining where to locate new files. Unless the client specifies where to put a file, the load is randomly distributed between data nodes. </text:span></text:p>
      <text:p text:style-name="P22"><text:span text:style-name="T14">For usage infomration, run bin/nameserver -h. The name node must start before any data nodes.</text:span></text:p>
      <text:p text:style-name="P8"><text:span text:style-name="T6"/></text:p>
      <text:p text:style-name="P8"><text:span text:style-name="T6">DFS: Data node</text:span></text:p>
      <text:p text:style-name="P8"><text:span text:style-name="T6"/></text:p>
      <text:p text:style-name="P22"><text:span text:style-name="T17">It i</text:span><text:span text:style-name="T7">s responsible for executing the actual file IO for the subset of files that it contains. On disk, each node maintains a separate directory for its contents. This is also used to provide files on startup, </text:span><text:span text:style-name="T15">if any are already present in this directory,</text:span><text:span text:style-name="T7"> </text:span><text:span text:style-name="T14">(the limitation of this feature is that the replication factor must already be enforced). </text:span><text:span text:style-name="T15">Although not required, a directory structure may be used in filenames.</text:span><text:span text:style-name="T14"> </text:span><text:span text:style-name="T16">Performance considerations were made to maximize read throughput, at the expense of write throughput, since read frequency dominates write frequency. The consistency policy is read one, write all. Also, recently </text:span><text:soft-page-break/><text:span text:style-name="T16">accessed files are cached in memory to </text:span><text:span text:style-name="T18">decrease</text:span><text:span text:style-name="T16"> disk IO. However, in order to make writes durable, they are write-through to disk.</text:span></text:p>
      <text:p text:style-name="P22"><text:span text:style-name="T14">For usage information, run bin/dataserver -h.</text:span></text:p>
      <text:p text:style-name="P18"><text:span text:style-name="T7"/></text:p>
      <text:p text:style-name="P23"><text:span text:style-name="T9">DFS: Client Interface</text:span></text:p>
      <text:p text:style-name="P23"><text:span text:style-name="T9"/></text:p>
      <text:p text:style-name="P19"><text:span text:style-name="T9">The client communicates with the DFS using the DistributedIO java interface. </text:span><text:span text:style-name="T10">This is implemented in the Connection class, which establishes a connection to the name node initially and is then used to perform file operations. A full listing of the available operations </text:span><text:span text:style-name="T14">to the client</text:span><text:span text:style-name="T10"> is available </text:span><text:span text:style-name="T13">in javadoc form</text:span><text:span text:style-name="T10"> at </text:span><text:a xlink:type="simple" xlink:href="http://alexcappiello.com/projects/15440/Project3/"><text:span text:style-name="T11">http://alexcappiello.com/projects/15440/Project3/</text:span></text:a><text:span text:style-name="T10">.</text:span></text:p>
      <text:p text:style-name="P19"><text:span text:style-name="T10"/></text:p>
      <text:p text:style-name="P24"><text:span text:style-name="T12">DFS: Admin Tools</text:span></text:p>
      <text:p text:style-name="P24"><text:span text:style-name="T12"/></text:p>
      <text:p text:style-name="P20"><text:span text:style-name="T13">The administrative tools for the DFS allow querying the current state of the filesystem. The executable is bin/query and the usage is</text:span></text:p>
      <text:p text:style-name="P20"><text:span text:style-name="T13">$ bin/query -h</text:span></text:p>
      <text:p text:style-name="P20"><text:span text:style-name="T13">usage: query [-h] [-n &lt;arg&gt;] [-p &lt;arg&gt;] &lt;FILES | NODES&gt;</text:span></text:p>
      <text:p text:style-name="P20"><text:span text:style-name="T13"><text:s/>-h,--help <text:s text:c="12"/>Display help.</text:span></text:p>
      <text:p text:style-name="P20"><text:span text:style-name="T13"><text:s/>-n,--hostname &lt;arg&gt; <text:s text:c="2"/>Hostname to manage. Default: localhost.</text:span></text:p>
      <text:p text:style-name="P20"><text:span text:style-name="T13"><text:s/>-p,--port &lt;arg&gt; <text:s text:c="6"/>Port to connect to. Default: 9000.</text:span></text:p>
      <text:p text:style-name="P20"><text:span text:style-name="T13"/></text:p>
      <text:p text:style-name="P20"><text:span text:style-name="T13">For example:</text:span></text:p>
      <text:p text:style-name="P20"><text:span text:style-name="T13">$ bin/query -n localhost -p 9000 FILES</text:span></text:p>
      <text:p text:style-name="P20"><text:span text:style-name="T13">Filename<text:tab/>Location</text:span></text:p>
      <text:p text:style-name="P20"><text:span text:style-name="T13">--------------------------------------------------------------------------------</text:span></text:p>
      <text:p text:style-name="P20"><text:span text:style-name="T13">foo.txt<text:tab/><text:tab/>[alex2-Desktop:8000, alex2-Desktop:8001]</text:span></text:p>
      <text:p text:style-name="P20"><text:span text:style-name="T13">abc.txt<text:tab/>[alex2-Desktop:8000, alex2-Desktop:8001]</text:span></text:p>
      <text:p text:style-name="P20"><text:span text:style-name="T13"/></text:p>
      <text:p text:style-name="P20"><text:span text:style-name="T13">The name node can be queried to get all currently tracked files and all connected data nodes. The data nodes can be queried to get all of their files.</text:span></text:p>
      <text:p text:style-name="P8"><text:span text:style-name="T6"/></text:p>
      <text:p text:style-name="P8"><text:span text:style-name="T6">MR: Master</text:span></text:p>
      <text:p text:style-name="P8"><text:span text:style-name="T6"/></text:p>
      <text:p text:style-name="P21"><text:span text:style-name="T15">&lt;MIKE&gt;</text:span></text:p>
      <text:p text:style-name="P8"><text:span text:style-name="T6"/></text:p>
      <text:p text:style-name="P8"><text:span text:style-name="T6">MR: Mapper</text:span></text:p>
      <text:p text:style-name="P8"><text:span text:style-name="T6"/></text:p>
      <text:p text:style-name="P21"><text:span text:style-name="T15">&lt;MIKE&gt;</text:span></text:p>
      <text:p text:style-name="P8"><text:span text:style-name="T6"/></text:p>
      <text:p text:style-name="P8"><text:soft-page-break/><text:span text:style-name="T6">MR: Reducer</text:span></text:p>
      <text:p text:style-name="P8"><text:span text:style-name="T6"/></text:p>
      <text:p text:style-name="P21"><text:span text:style-name="T15">&lt;MIKE&gt;</text:span></text:p>
      <text:p text:style-name="P8"><text:span text:style-name="T6"/></text:p>
      <text:p text:style-name="P9"><text:span text:style-name="T12">MR: Client Interface</text:span></text:p>
      <text:p text:style-name="P9"><text:span text:style-name="T12"/></text:p>
      <text:p text:style-name="P21"><text:span text:style-name="T15">&lt;MIKE&gt;</text:span></text:p>
      <text:p text:style-name="P9"><text:span text:style-name="T12"/></text:p>
      <text:p text:style-name="P9"><text:span text:style-name="T12">MR: Admin Tools</text:span></text:p>
      <text:p text:style-name="P9"><text:span text:style-name="T12"/></text:p>
      <text:p text:style-name="P21"><text:span text:style-name="T15">&lt;MIKE&gt;</text:span></text:p>
      <text:p text:style-name="P16"><text:span text:style-name="T5"/></text:p>
      <text:p text:style-name="P7"><text:span text:style-name="T5">II. Points of Extension</text:span></text:p>
      <text:p text:style-name="P7"><text:span text:style-name="T5"/></text:p>
      <text:p text:style-name="P10"><text:span text:style-name="T8">DFS:</text:span></text:p>
      <text:p text:style-name="P10"><text:span text:style-name="T8">Currently, the robustness of the DFS is minimal. The replication protocol is read one, write all. So, the system can continue serving read requests in the event of failure, but not write requests. </text:span><text:span text:style-name="T11">If writes occur while a node is down, then the file system </text:span><text:span text:style-name="T18">may no longer be consistent</text:span><text:span text:style-name="T11">. However, if the data node is restarted before any writes occur, the DFS can continue running. </text:span><text:span text:style-name="T12">Another extension might be some degree of client-side caching, although </text:span><text:span text:style-name="T18">the MapReduce framework avoids making redundant calls in the first place.</text:span></text:p>
      <text:p text:style-name="P10"><text:span text:style-name="T11"/></text:p>
      <text:p text:style-name="P11"><text:span text:style-name="T11">MR:</text:span></text:p>
      <text:p text:style-name="P12"><text:span text:style-name="T15">&lt;MIKE&gt;</text:span></text:p>
      <text:p text:style-name="P16"><text:span text:style-name="T5"/></text:p>
      <text:p text:style-name="P7"><text:span text:style-name="T5">III. Discussion of Specification</text:span></text:p>
      <text:p text:style-name="P2"><text:span text:style-name="T19"/></text:p>
      <text:p text:style-name="P4"><text:span text:style-name="T21">We feel that we have met all of the goals outlined in I.</text:span></text:p>
      <text:p text:style-name="P4"><text:span text:style-name="T21"/></text:p>
      <text:list xml:id="list5625997122001115028" text:style-name="L3">
        <text:list-item>
          <text:p text:style-name="P5"><text:span text:style-name="T21">The DFS supports a user-specified degree of replication. This replicated data is used to </text:span><text:span text:style-name="T22">load-balance</text:span><text:span text:style-name="T21"> accesses to a particular file across all replicas.</text:span></text:p>
        </text:list-item>
        <text:list-item>
          <text:p text:style-name="P6"><text:span text:style-name="T22">&lt;MIKE ANSWER THE FIRST PART OF THIS.&gt;<text:line-break/>The DFS exposes some information about the location of files, so that location-aware client code can be written. The first is that the client can request that a file is created on a particular node (while still replicated on others). Also, for read operations, the client can specify a node to give priority to. An attempt is first made to read from this node, only moving on to others if it is not available. Finally, the client can get a list of where the file is located to augment its own scheduling decisions.</text:span></text:p>
        </text:list-item>
        <text:list-item>
          <text:p text:style-name="P6"><text:span text:style-name="T22">&lt;MIKE&gt;</text:span></text:p>
        </text:list-item>
        <text:list-item>
          <text:p text:style-name="P6"><text:span text:style-name="T22">&lt;MIKE&gt;</text:span></text:p>
        </text:list-item>
        <text:list-item>
          <text:p text:style-name="P6"><text:soft-page-break/><text:span text:style-name="T22">&lt;MIKE&gt;</text:span></text:p>
        </text:list-item>
        <text:list-item>
          <text:p text:style-name="P6"><text:span text:style-name="T22">The management tools are fairly simplistic, but allow a queries that are informative to help ensure that the current state of the system is as expected.</text:span></text:p>
        </text:list-item>
      </text:list>
      <text:p text:style-name="P16"><text:span text:style-name="T5"/></text:p>
      <text:p text:style-name="P7"><text:span text:style-name="T5">IV. Build Information</text:span></text:p>
      <text:p text:style-name="P16"><text:span text:style-name="T5"/></text:p>
      <text:p text:style-name="P17"><text:span text:style-name="T5">We built this project using the gradle build system. From the top-level dir, run </text:span></text:p>
      <text:p text:style-name="P17"><text:span text:style-name="T5"><text:s text:c="2"/></text:span><text:span text:style-name="T6">$ </text:span><text:span text:style-name="T5">gradle assemble</text:span></text:p>
      <text:p text:style-name="P17"><text:span text:style-name="T5">to compile the source. Gradle should handle all dependencies. Since gradle isn't natively available on unix.andrew.cmu.edu, build with</text:span></text:p>
      <text:p text:style-name="P16"><text:span text:style-name="T5"><text:s text:c="2"/>$ ./build.sh</text:span></text:p>
      <text:p text:style-name="P16"><text:span text:style-name="T5">If this script doesn't find gradle in the local path, it will use an install from a publicly accessible directory on afs. </text:span><text:span text:style-name="T15">You may wish to clear out $HOME/.gradle afterwards.</text:span></text:p>
      <text:p text:style-name="P16"><text:span text:style-name="T5"/></text:p>
      <text:p text:style-name="P16"><text:span text:style-name="T5">Additional usage information is given in section VI.</text:span></text:p>
      <text:p text:style-name="P16"><text:span text:style-name="T5"/></text:p>
      <text:p text:style-name="P7"><text:span text:style-name="T5">V. External Libraries Used</text:span></text:p>
      <text:p text:style-name="P16"><text:span text:style-name="T5"/></text:p>
      <text:p text:style-name="P16"><text:span text:style-name="T5">Gradle (If on afs, just use build.sh. Otherwise, you're on your own.)</text:span></text:p>
      <text:p text:style-name="P16"><text:span text:style-name="T5"/></text:p>
      <text:p text:style-name="P16"><text:span text:style-name="T5">Java Libraries (automatically acquired by Gradle)</text:span></text:p>
      <text:p text:style-name="P16"><text:span text:style-name="T5">Apache Commons CLI</text:span></text:p>
      <text:p text:style-name="P16"><text:span text:style-name="T5">Apache Commons IO</text:span></text:p>
      <text:p text:style-name="P16"><text:span text:style-name="T5">Apache Commons Lang</text:span></text:p>
      <text:p text:style-name="P16"><text:span text:style-name="T5">ini4j <text:s/></text:span></text:p>
      <text:p text:style-name="P16"><text:span text:style-name="T5"/></text:p>
      <text:p text:style-name="P7"><text:span text:style-name="T5">VI. Example Usage and 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M Roman 12" svg:font-family="'LM Roman 12'"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Cappiello</meta:initial-creator>
    <meta:creation-date>2013-11-17T13:05:26</meta:creation-date>
    <meta:generator>LibreOffice/4.0.2.2$Linux_X86_64 LibreOffice_project/400m0$Build-2</meta:generator>
    <dc:date>2013-11-17T20:25:09</dc:date>
    <dc:creator>Alex Cappiello</dc:creator>
    <meta:editing-duration>PT5H13M11S</meta:editing-duration>
    <meta:editing-cycles>7</meta:editing-cycles>
    <meta:document-statistic meta:table-count="0" meta:image-count="0" meta:object-count="0" meta:page-count="4" meta:paragraph-count="72" meta:word-count="929" meta:character-count="5800" meta:non-whitespace-character-count="4919"/>
  </office:meta>
</office:document-meta>
</file>